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cacc" officeooo:paragraph-rsid="0019cacc"/>
    </style:style>
    <style:style style:name="P2" style:family="paragraph" style:parent-style-name="Standard">
      <style:text-properties fo:font-weight="bold" officeooo:rsid="0019cacc" officeooo:paragraph-rsid="0019cacc" style:font-weight-asian="bold" style:font-weight-complex="bold"/>
    </style:style>
    <style:style style:name="P3" style:family="paragraph" style:parent-style-name="Standard">
      <style:text-properties fo:font-weight="normal" officeooo:rsid="0019cacc" officeooo:paragraph-rsid="0019cacc" style:font-weight-asian="normal" style:font-weight-complex="normal"/>
    </style:style>
    <style:style style:name="P4" style:family="paragraph" style:parent-style-name="Standard">
      <style:text-properties fo:font-weight="normal" officeooo:rsid="001aa609" officeooo:paragraph-rsid="0019cac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0:15:58.519000000</meta:creation-date>
    <dc:date>2015-09-11T16:22:59.067000000</dc:date>
    <meta:editing-duration>PT6H5M14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